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row table:style-name="ro1">
          <table:table-cell office:value-type="string">
            <text:p>Name2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01/28/2010</text:date>, <text:time>11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0:41</meta:creation-date>
    <dc:date>2010-01-28T11:24:57</dc:date>
    <dc:creator>Kohei Yoshida</dc:creator>
    <meta:editing-duration>PT4M17S</meta:editing-duration>
    <meta:editing-cycles>3</meta:editing-cycles>
    <meta:generator>OpenOffice.org/3.3$Linux OpenOffice.org_project/300m69$Build-9475</meta:generator>
    <meta:document-statistic meta:table-count="3" meta:cell-count="4" meta:object-count="0"/>
  </office:meta>
</office:document-meta>
</file>